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7115" officeooo:paragraph-rsid="001c7115"/>
    </style:style>
    <style:style style:name="P2" style:family="paragraph" style:parent-style-name="Standard">
      <style:text-properties fo:font-weight="bold" officeooo:rsid="001c7115" officeooo:paragraph-rsid="001c7115" style:font-weight-asian="bold" style:font-weight-complex="bold"/>
    </style:style>
    <style:style style:name="P3" style:family="paragraph" style:parent-style-name="Standard" style:list-style-name="L2">
      <style:text-properties officeooo:paragraph-rsid="001c7115"/>
    </style:style>
    <style:style style:name="P4" style:family="paragraph" style:parent-style-name="Standard" style:list-style-name="L4">
      <style:text-properties officeooo:paragraph-rsid="001c7115"/>
    </style:style>
    <style:style style:name="P5" style:family="paragraph" style:parent-style-name="Standard" style:list-style-name="L6">
      <style:text-properties officeooo:paragraph-rsid="001c7115"/>
    </style:style>
    <style:style style:name="P6" style:family="paragraph" style:parent-style-name="Standard" style:list-style-name="L8">
      <style:text-properties officeooo:paragraph-rsid="001c7115"/>
    </style:style>
    <style:style style:name="T1" style:family="text">
      <style:text-properties officeooo:rsid="001c71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7115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ec:</text:p>
      <text:p text:style-name="P1">- <text:span text:style-name="T4">activeDeadlineSeconds</text:span> <text:s text:c="7"/>&lt;integer&gt;</text:p>
      <text:p text:style-name="P1"><text:s text:c="5"/>Specifies the duration in seconds relative to the startTime that the job</text:p>
      <text:p text:style-name="P1"><text:s text:c="5"/>may be continuously active before the system tries to terminate it; value</text:p>
      <text:p text:style-name="P1"><text:s text:c="5"/>must be positive integer. </text:p>
      <text:p text:style-name="P1"/>
      <text:p text:style-name="P1">- <text:span text:style-name="T4">backoffLimit</text:span> &lt;integer&gt;</text:p>
      <text:p text:style-name="P1"><text:s text:c="5"/>Specifies the number of retries before marking this job failed. Defaults to</text:p>
      <text:p text:style-name="P1"><text:s text:c="5"/>6</text:p>
      <text:p text:style-name="P1"/>
      <text:p text:style-name="P1">- <text:span text:style-name="T4">completionMode</text:span> <text:s text:c="6"/>&lt;string&gt;</text:p>
      <text:p text:style-name="P1"><text:s text:c="5"/>CompletionMode specifies how Pod completions are tracked. It can be</text:p>
      <text:p text:style-name="P1"><text:s text:c="5"/>`NonIndexed` (default) or `Indexed`</text:p>
      <text:p text:style-name="P1"/>
      <text:p text:style-name="P1">- <text:span text:style-name="T4">completions</text:span> <text:s/>&lt;integer&gt;</text:p>
      <text:p text:style-name="P1"><text:s text:c="5"/>Specifies the desired number of successfully finished pods the job should</text:p>
      <text:p text:style-name="P1"><text:s text:c="5"/>be run with. </text:p>
      <text:p text:style-name="P1"/>
      <text:p text:style-name="P1">- <text:span text:style-name="T4">manualSelector</text:span> <text:s text:c="6"/>&lt;boolean&gt;</text:p>
      <text:p text:style-name="P1"><text:s text:c="5"/>manualSelector controls generation of pod labels and pod selectors. Leave</text:p>
      <text:p text:style-name="P1"><text:s text:c="5"/>`manualSelector` unset unless you are certain what you are doing.</text:p>
      <text:p text:style-name="P1"/>
      <text:p text:style-name="P1">- <text:span text:style-name="T4">parallelism</text:span> <text:s/>&lt;integer&gt;</text:p>
      <text:p text:style-name="P1"><text:s text:c="5"/>Specifies the maximum desired number of pods the job should run at any</text:p>
      <text:p text:style-name="P1"><text:s text:c="5"/>given time. The actual number of pods running in steady state will be less</text:p>
      <text:p text:style-name="P1"><text:s text:c="5"/>than this number when ((.spec.completions - .status.successful) &lt;</text:p>
      <text:p text:style-name="P1"><text:s text:c="5"/>.spec.parallelism), i.e. when the work left to do is less than max</text:p>
      <text:p text:style-name="P1"><text:s text:c="5"/>parallelism. </text:p>
      <text:p text:style-name="P1"/>
      <text:p text:style-name="P1">- <text:span text:style-name="T4">selector</text:span> <text:s text:c="4"/>&lt;Object&gt;</text:p>
      <text:p text:style-name="P1"><text:s text:c="5"/>A label query over pods that should match the pod count. Normally, the</text:p>
      <text:p text:style-name="P1"><text:s text:c="5"/>system sets this field for you. </text:p>
      <text:list xml:id="list3181987717" text:style-name="L2">
        <text:list-item>
          <text:p text:style-name="P3"><text:span text:style-name="T3">matchExpressions</text:span><text:span text:style-name="T1"> <text:s text:c="4"/>&lt;[]Object&gt;</text:span></text:p>
        </text:list-item>
      </text:list>
      <text:p text:style-name="P1"><text:s text:c="5"/>matchExpressions is a list of label selector requirements. The requirements</text:p>
      <text:p text:style-name="P1"><text:s text:c="5"/>are ANDed.</text:p>
      <text:list xml:id="list1045417471" text:style-name="L4">
        <text:list-item>
          <text:p text:style-name="P4"><text:span text:style-name="T3">matchLabels</text:span><text:span text:style-name="T1"> <text:s/>&lt;map[string]string&gt;</text:span></text:p>
        </text:list-item>
      </text:list>
      <text:p text:style-name="P1"><text:s text:c="5"/>matchLabels is a map of {key,value} pairs. A single {key,value}</text:p>
      <text:p text:style-name="P1"/>
      <text:p text:style-name="P1">- <text:span text:style-name="T4">suspend</text:span> <text:s text:c="5"/>&lt;boolean&gt;</text:p>
      <text:p text:style-name="P1"><text:s text:c="5"/>Suspend specifies whether the Job controller should create Pods or not. If</text:p>
      <text:p text:style-name="P1"><text:s text:c="5"/>a Job is created with suspend set to true, no Pods are created by the Job</text:p>
      <text:p text:style-name="P1"><text:s text:c="5"/>controller. If a Job is suspended after creation (i.e. the flag goes from</text:p>
      <text:p text:style-name="P1"><text:s text:c="5"/>false to true), the Job controller will delete all active Pods associated</text:p>
      <text:p text:style-name="P1"><text:s text:c="5"/>with this Job. </text:p>
      <text:p text:style-name="P1"/>
      <text:p text:style-name="P1">- <text:span text:style-name="T4">ttlSecondsAfterFinished</text:span> <text:s text:c="5"/>&lt;integer&gt;</text:p>
      <text:p text:style-name="P1"><text:s text:c="5"/>ttlSecondsAfterFinished limits the lifetime of a Job that has finished</text:p>
      <text:p text:style-name="P1"><text:s text:c="5"/>execution (either Complete or Failed).</text:p>
      <text:p text:style-name="P1"/>
      <text:p text:style-name="P1"/>
      <text:p text:style-name="P1"><text:soft-page-break/>- <text:span text:style-name="T4">template</text:span> <text:s text:c="4"/>&lt;Object&gt; -required-</text:p>
      <text:p text:style-name="P1"><text:s text:c="5"/>Describes the pod that will be created when executing a job. </text:p>
      <text:list xml:id="list749858430" text:style-name="L6">
        <text:list-item>
          <text:p text:style-name="P5"><text:span text:style-name="T3">metadata</text:span><text:span text:style-name="T1"> <text:s text:c="4"/>&lt;Object&gt;</text:span></text:p>
        </text:list-item>
      </text:list>
      <text:p text:style-name="P1"><text:s text:c="5"/>Standard object's metadata. </text:p>
      <text:list xml:id="list2302994308" text:style-name="L8">
        <text:list-item>
          <text:p text:style-name="P6"><text:span text:style-name="T3">spec</text:span><text:span text:style-name="T1"> &lt;Object&gt;</text:span></text:p>
        </text:list-item>
      </text:list>
      <text:p text:style-name="P1"><text:s text:c="5"/>Specification of the desired behaviour of the po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35:25.136114809</meta:creation-date>
    <dc:date>2022-05-04T14:45:05.492804056</dc:date>
    <meta:editing-duration>PT9M40S</meta:editing-duration>
    <meta:editing-cycles>1</meta:editing-cycles>
    <meta:document-statistic meta:table-count="0" meta:image-count="0" meta:object-count="0" meta:page-count="2" meta:paragraph-count="46" meta:word-count="315" meta:character-count="2224" meta:non-whitespace-character-count="1748"/>
    <meta:generator>LibreOffice/7.3.2.2$Linux_X86_64 LibreOffice_project/30$Build-2</meta:generator>
  </office:meta>
</office:document-meta>
</file>